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40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3" table:default-cell-style-name="ce21"/>
        <table:table-column table:style-name="co7" table:default-cell-style-name="ce21"/>
        <table:table-column table:style-name="co3" table:default-cell-style-name="ce21"/>
        <table:table-column table:style-name="co8" table:default-cell-style-name="ce21"/>
        <table:table-column table:style-name="co3" table:default-cell-style-name="ce21"/>
        <table:table-column table:style-name="co9" table:default-cell-style-name="ce21"/>
        <table:table-column table:style-name="co3" table:default-cell-style-name="ce2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0" table:number-columns-repeated="5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11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number-columns-repeated="8" table:default-cell-style-name="Default"/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4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4];[.D4];[.F4];[.H4];[.J4];[.L4];[.N4];[.P4];[.R4])/SUM([.C4];[.E4];[.G4];[.I4];[.K4];[.M4];[.O4];[.Q4];[.S4]))" office:value-type="float" office:value="7.36523319200485" calcext:value-type="float">
            <text:p>7.36523319200485</text:p>
          </table:table-cell>
          <table:table-cell table:formula="of:=(SUM([.B4];[.D4];[.F4];[.H4];[.J4];[.L4];[.N4];[.P4];[.R4])/SUM([.C4];[.E4];[.G4];[.I4];[.K4];[.M4];[.O4];[.Q4];[.S4]))*100" office:value-type="float" office:value="13.5773026315789" calcext:value-type="float">
            <text:p>13.5773026315789</text:p>
          </table:table-cell>
          <table:table-cell office:value-type="float" office:value="17" calcext:value-type="float">
            <text:p>17</text:p>
          </table:table-cell>
          <table:table-cell table:formula="of:=[.U4]/[.V4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4];[.O4];[.M4];[.K4];[.I4];[.G4];[.E4];[.C4];[.S4])" office:value-type="float" office:value="19456" calcext:value-type="float">
            <text:p>19456</text:p>
          </table:table-cell>
          <table:table-cell table:formula="of:=1/(SUM([.B4];[.D4];[.F4];[.H4];[.J4];[.L4];[.N4];[.P4];[.R4])/SUM([.C4];[.E4];[.G4];[.I4];[.K4];[.M4];[.O4];[.Q4];[.S4])+([.AB4]/100))" office:value-type="float" office:value="7.11306335997209" calcext:value-type="float">
            <text:p>7.11306335997209</text:p>
          </table:table-cell>
          <table:table-cell table:formula="of:=1/(SUM([.B4];[.D4];[.F4];[.H4];[.J4];[.L4];[.N4];[.P4];[.R4])/SUM([.C4];[.E4];[.G4];[.I4];[.K4];[.M4];[.O4];[.Q4];[.S4])-([.AB4]/100))" office:value-type="float" office:value="7.63593985861417" calcext:value-type="float">
            <text:p>7.63593985861417</text:p>
          </table:table-cell>
          <table:table-cell table:formula="of:=1.96*SQRT((([.U4]/100)*(1-([.U4]/100)))/[.Y4])*100" office:value-type="float" office:value="0.481337779630946" calcext:value-type="float">
            <text:p>0.481337779630946</text:p>
          </table:table-cell>
          <table:table-cell table:formula="of:=[.AB4]/[.U4]*100" office:value-type="float" office:value="3.54516499110376" calcext:value-type="float">
            <text:p>3.54516499110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6]+[.F7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5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6]+[.L7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5];[.D5];[.F5];[.H5];[.J5];[.L5];[.N5];[.P5];[.R5])/SUM([.C5];[.E5];[.G5];[.I5];[.K5];[.M5];[.O5];[.Q5];[.S5]))" office:value-type="float" office:value="15.273544841369" calcext:value-type="float">
            <text:p>15.273544841369</text:p>
          </table:table-cell>
          <table:table-cell table:formula="of:=(SUM([.B5];[.D5];[.F5];[.H5];[.J5];[.L5];[.N5];[.P5];[.R5])/SUM([.C5];[.E5];[.G5];[.I5];[.K5];[.M5];[.O5];[.Q5];[.S5]))*100" office:value-type="float" office:value="6.54726856395159" calcext:value-type="float">
            <text:p>6.54726856395159</text:p>
          </table:table-cell>
          <table:table-cell table:formula="of:=[.V6]+[.V7]" office:value-type="float" office:value="26" calcext:value-type="float">
            <text:p>26</text:p>
          </table:table-cell>
          <table:table-cell table:formula="of:=[.U5]/[.V5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5];[.O5];[.M5];[.K5];[.I5];[.G5];[.E5];[.C5];[.S5])" office:value-type="float" office:value="24456" calcext:value-type="float">
            <text:p>24456</text:p>
          </table:table-cell>
          <table:table-cell table:formula="of:=1/(SUM([.B5];[.D5];[.F5];[.H5];[.J5];[.L5];[.N5];[.P5];[.R5])/SUM([.C5];[.E5];[.G5];[.I5];[.K5];[.M5];[.O5];[.Q5];[.S5])+([.AB5]/100))" office:value-type="float" office:value="14.5830238787471" calcext:value-type="float">
            <text:p>14.5830238787471</text:p>
          </table:table-cell>
          <table:table-cell table:formula="of:=1/(SUM([.B5];[.D5];[.F5];[.H5];[.J5];[.L5];[.N5];[.P5];[.R5])/SUM([.C5];[.E5];[.G5];[.I5];[.K5];[.M5];[.O5];[.Q5];[.S5])-([.AB5]/100))" office:value-type="float" office:value="16.0327099068856" calcext:value-type="float">
            <text:p>16.0327099068856</text:p>
          </table:table-cell>
          <table:table-cell table:formula="of:=1.96*SQRT((([.U5]/100)*(1-([.U5]/100)))/[.Y5])*100" office:value-type="float" office:value="0.31001980308847" calcext:value-type="float">
            <text:p>0.31001980308847</text:p>
          </table:table-cell>
          <table:table-cell table:formula="of:=[.AB5]/[.U5]*100" office:value-type="float" office:value="4.73510136418413" calcext:value-type="float">
            <text:p>4.73510136418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6];[.D6];[.F6];[.H6];[.J6];[.L6];[.N6];[.P6];[.R6])/SUM([.C6];[.E6];[.G6];[.I6];[.K6];[.M6];[.O6];[.Q6];[.S6]))" office:value-type="float" office:value="23.1493411420205" calcext:value-type="float">
            <text:p>23.1493411420205</text:p>
          </table:table-cell>
          <table:table-cell table:formula="of:=(SUM([.B6];[.D6];[.F6];[.H6];[.J6];[.L6];[.N6];[.P6];[.R6])/SUM([.C6];[.E6];[.G6];[.I6];[.K6];[.M6];[.O6];[.Q6];[.S6]))*100" office:value-type="float" office:value="4.31977737018531" calcext:value-type="float">
            <text:p>4.31977737018531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6];[.O6];[.M6];[.K6];[.I6];[.G6];[.E6];[.C6];[.S6])" office:value-type="float" office:value="15811" calcext:value-type="float">
            <text:p>15811</text:p>
          </table:table-cell>
          <table:table-cell table:formula="of:=1/(SUM([.B6];[.D6];[.F6];[.H6];[.J6];[.L6];[.N6];[.P6];[.R6])/SUM([.C6];[.E6];[.G6];[.I6];[.K6];[.M6];[.O6];[.Q6];[.S6])+([.AB6]/100))" office:value-type="float" office:value="21.5671818427568" calcext:value-type="float">
            <text:p>21.5671818427568</text:p>
          </table:table-cell>
          <table:table-cell table:formula="of:=1/(SUM([.B6];[.D6];[.F6];[.H6];[.J6];[.L6];[.N6];[.P6];[.R6])/SUM([.C6];[.E6];[.G6];[.I6];[.K6];[.M6];[.O6];[.Q6];[.S6])-([.AB6]/100))" office:value-type="float" office:value="24.9820108465439" calcext:value-type="float">
            <text:p>24.9820108465439</text:p>
          </table:table-cell>
          <table:table-cell table:formula="of:=1.96*SQRT((([.U6]/100)*(1-([.U6]/100)))/[.Y6])*100" office:value-type="float" office:value="0.316897033039256" calcext:value-type="float">
            <text:p>0.316897033039256</text:p>
          </table:table-cell>
          <table:table-cell table:formula="of:=[.AB6]/[.U6]*100" office:value-type="float" office:value="7.33595752471989" calcext:value-type="float">
            <text:p>7.33595752471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7];[.D7];[.F7];[.H7];[.J7];[.L7];[.N7];[.P7];[.R7])/SUM([.C7];[.E7];[.G7];[.I7];[.K7];[.M7];[.O7];[.Q7];[.S7]))" office:value-type="float" office:value="43.4368131868132" calcext:value-type="float">
            <text:p>43.4368131868132</text:p>
          </table:table-cell>
          <table:table-cell table:formula="of:=(SUM([.B7];[.D7];[.F7];[.H7];[.J7];[.L7];[.N7];[.P7];[.R7])/SUM([.C7];[.E7];[.G7];[.I7];[.K7];[.M7];[.O7];[.Q7];[.S7]))*100" office:value-type="float" office:value="2.30219467459364" calcext:value-type="float">
            <text:p>2.30219467459364</text:p>
          </table:table-cell>
          <table:table-cell office:value-type="float" office:value="8" calcext:value-type="float">
            <text:p>8</text:p>
          </table:table-cell>
          <table:table-cell table:formula="of:=[.U7]/[.V7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7];[.O7];[.M7];[.K7];[.I7];[.G7];[.E7];[.C7];[.S7])" office:value-type="float" office:value="15811" calcext:value-type="float">
            <text:p>15811</text:p>
          </table:table-cell>
          <table:table-cell table:formula="of:=1/(SUM([.B7];[.D7];[.F7];[.H7];[.J7];[.L7];[.N7];[.P7];[.R7])/SUM([.C7];[.E7];[.G7];[.I7];[.K7];[.M7];[.O7];[.Q7];[.S7])+([.AB7]/100))" office:value-type="float" office:value="39.4327171355114" calcext:value-type="float">
            <text:p>39.4327171355114</text:p>
          </table:table-cell>
          <table:table-cell table:formula="of:=1/(SUM([.B7];[.D7];[.F7];[.H7];[.J7];[.L7];[.N7];[.P7];[.R7])/SUM([.C7];[.E7];[.G7];[.I7];[.K7];[.M7];[.O7];[.Q7];[.S7])-([.AB7]/100))" office:value-type="float" office:value="48.3459845527846" calcext:value-type="float">
            <text:p>48.3459845527846</text:p>
          </table:table-cell>
          <table:table-cell table:formula="of:=1.96*SQRT((([.U7]/100)*(1-([.U7]/100)))/[.Y7])*100" office:value-type="float" office:value="0.233770566055334" calcext:value-type="float">
            <text:p>0.233770566055334</text:p>
          </table:table-cell>
          <table:table-cell table:formula="of:=[.AB7]/[.U7]*100" office:value-type="float" office:value="10.1542484063211" calcext:value-type="float">
            <text:p>10.154248406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8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8];[.D8];[.F8];[.H8];[.J8];[.L8];[.N8];[.P8];[.R8])/SUM([.C8];[.E8];[.G8];[.I8];[.K8];[.M8];[.O8];[.Q8];[.S8]))" office:value-type="float" office:value="13.3932092004381" calcext:value-type="float">
            <text:p>13.3932092004381</text:p>
          </table:table-cell>
          <table:table-cell table:formula="of:=(SUM([.B8];[.D8];[.F8];[.H8];[.J8];[.L8];[.N8];[.P8];[.R8])/SUM([.C8];[.E8];[.G8];[.I8];[.K8];[.M8];[.O8];[.Q8];[.S8]))*100" office:value-type="float" office:value="7.46647039581289" calcext:value-type="float">
            <text:p>7.46647039581289</text:p>
          </table:table-cell>
          <table:table-cell office:value-type="float" office:value="36" calcext:value-type="float">
            <text:p>36</text:p>
          </table:table-cell>
          <table:table-cell table:formula="of:=[.U8]/[.V8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8];[.O8];[.M8];[.K8];[.I8];[.G8];[.E8];[.C8];[.S8])" office:value-type="float" office:value="24456" calcext:value-type="float">
            <text:p>24456</text:p>
          </table:table-cell>
          <table:table-cell table:formula="of:=1/(SUM([.B8];[.D8];[.F8];[.H8];[.J8];[.L8];[.N8];[.P8];[.R8])/SUM([.C8];[.E8];[.G8];[.I8];[.K8];[.M8];[.O8];[.Q8];[.S8])+([.AB8]/100))" office:value-type="float" office:value="12.8272454024419" calcext:value-type="float">
            <text:p>12.8272454024419</text:p>
          </table:table-cell>
          <table:table-cell table:formula="of:=1/(SUM([.B8];[.D8];[.F8];[.H8];[.J8];[.L8];[.N8];[.P8];[.R8])/SUM([.C8];[.E8];[.G8];[.I8];[.K8];[.M8];[.O8];[.Q8];[.S8])-([.AB8]/100))" office:value-type="float" office:value="14.0114212104852" calcext:value-type="float">
            <text:p>14.0114212104852</text:p>
          </table:table-cell>
          <table:table-cell table:formula="of:=1.96*SQRT((([.U8]/100)*(1-([.U8]/100)))/[.Y8])*100" office:value-type="float" office:value="0.329435651245579" calcext:value-type="float">
            <text:p>0.329435651245579</text:p>
          </table:table-cell>
          <table:table-cell table:formula="of:=[.AB8]/[.U8]*100" office:value-type="float" office:value="4.41220059521461" calcext:value-type="float">
            <text:p>4.41220059521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9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9];[.D9];[.F9];[.H9];[.J9];[.L9];[.N9];[.P9];[.R9])/SUM([.C9];[.E9];[.G9];[.I9];[.K9];[.M9];[.O9];[.Q9];[.S9]))" office:value-type="float" office:value="31.2098009188361" calcext:value-type="float">
            <text:p>31.2098009188361</text:p>
          </table:table-cell>
          <table:table-cell table:formula="of:=(SUM([.B9];[.D9];[.F9];[.H9];[.J9];[.L9];[.N9];[.P9];[.R9])/SUM([.C9];[.E9];[.G9];[.I9];[.K9];[.M9];[.O9];[.Q9];[.S9]))*100" office:value-type="float" office:value="3.20412168792934" calcext:value-type="float">
            <text:p>3.20412168792934</text:p>
          </table:table-cell>
          <table:table-cell office:value-type="float" office:value="15" calcext:value-type="float">
            <text:p>15</text:p>
          </table:table-cell>
          <table:table-cell table:formula="of:=[.U9]/[.V9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9];[.O9];[.M9];[.K9];[.I9];[.G9];[.E9];[.C9];[.S9])" office:value-type="float" office:value="24456" calcext:value-type="float">
            <text:p>24456</text:p>
          </table:table-cell>
          <table:table-cell table:formula="of:=1/(SUM([.B9];[.D9];[.F9];[.H9];[.J9];[.L9];[.N9];[.P9];[.R9])/SUM([.C9];[.E9];[.G9];[.I9];[.K9];[.M9];[.O9];[.Q9];[.S9])+([.AB9]/100))" office:value-type="float" office:value="29.1984099665857" calcext:value-type="float">
            <text:p>29.1984099665857</text:p>
          </table:table-cell>
          <table:table-cell table:formula="of:=1/(SUM([.B9];[.D9];[.F9];[.H9];[.J9];[.L9];[.N9];[.P9];[.R9])/SUM([.C9];[.E9];[.G9];[.I9];[.K9];[.M9];[.O9];[.Q9];[.S9])-([.AB9]/100))" office:value-type="float" office:value="33.5188113755024" calcext:value-type="float">
            <text:p>33.5188113755024</text:p>
          </table:table-cell>
          <table:table-cell table:formula="of:=1.96*SQRT((([.U9]/100)*(1-([.U9]/100)))/[.Y9])*100" office:value-type="float" office:value="0.220722340031044" calcext:value-type="float">
            <text:p>0.220722340031044</text:p>
          </table:table-cell>
          <table:table-cell table:formula="of:=[.AB9]/[.U9]*100" office:value-type="float" office:value="6.88870029070855" calcext:value-type="float">
            <text:p>6.88870029070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10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0];[.D10];[.F10];[.H10];[.J10];[.L10];[.N10];[.P10];[.R10])/SUM([.C10];[.E10];[.G10];[.I10];[.K10];[.M10];[.O10];[.Q10];[.S10]))" office:value-type="float" office:value="52.8435609334486" calcext:value-type="float">
            <text:p>52.8435609334486</text:p>
          </table:table-cell>
          <table:table-cell table:formula="of:=(SUM([.B10];[.D10];[.F10];[.H10];[.J10];[.L10];[.N10];[.P10];[.R10])/SUM([.C10];[.E10];[.G10];[.I10];[.K10];[.M10];[.O10];[.Q10];[.S10]))*100" office:value-type="float" office:value="1.89237814851161" calcext:value-type="float">
            <text:p>1.89237814851161</text:p>
          </table:table-cell>
          <table:table-cell office:value-type="float" office:value="9" calcext:value-type="float">
            <text:p>9</text:p>
          </table:table-cell>
          <table:table-cell table:formula="of:=[.U10]/[.V10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10];[.O10];[.M10];[.K10];[.I10];[.G10];[.E10];[.C10];[.S10])" office:value-type="float" office:value="24456" calcext:value-type="float">
            <text:p>2445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48.4695509807374" calcext:value-type="float">
            <text:p>48.4695509807374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58.0853213489223" calcext:value-type="float">
            <text:p>58.0853213489223</text:p>
          </table:table-cell>
          <table:table-cell table:formula="of:=1.96*SQRT((([.U10]/100)*(1-([.U10]/100)))/[.Y10])*100" office:value-type="float" office:value="0.170772798352773" calcext:value-type="float">
            <text:p>0.170772798352773</text:p>
          </table:table-cell>
          <table:table-cell table:formula="of:=[.AB10]/[.U10]*100" office:value-type="float" office:value="9.0242427755303" calcext:value-type="float">
            <text:p>9.02424277553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formula="of:=SUM([.U4];[.U5];[.U8:.U10])" office:value-type="float" office:value="32.6875414277844" calcext:value-type="float">
            <text:p>32.6875414277844</text:p>
          </table:table-cell>
          <table:table-cell table:number-columns-repeated="17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[.C15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15];[.D15];[.F15];[.H15];[.J15];[.L15];[.N15];[.P15];[.R15])/SUM([.C15];[.E15];[.G15];[.I15];[.K15];[.M15];[.O15];[.Q15];[.S15]))" office:value-type="float" office:value="7.36224421559449" calcext:value-type="float">
            <text:p>7.36224421559449</text:p>
          </table:table-cell>
          <table:table-cell table:formula="of:=(SUM([.B15];[.D15];[.F15];[.H15];[.J15];[.L15];[.N15];[.P15];[.R15])/SUM([.C15];[.E15];[.G15];[.I15];[.K15];[.M15];[.O15];[.Q15];[.S15]))*100" office:value-type="float" office:value="13.5828148417276" calcext:value-type="float">
            <text:p>13.5828148417276</text:p>
          </table:table-cell>
          <table:table-cell office:value-type="float" office:value="12" calcext:value-type="float">
            <text:p>12</text:p>
          </table:table-cell>
          <table:table-cell table:formula="of:=[.U15]/[.V15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15];[.O15];[.M15];[.K15];[.I15];[.G15];[.E15];[.C15];[.S15])" office:value-type="float" office:value="22019" calcext:value-type="float">
            <text:p>22019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7.12486690803604" calcext:value-type="float">
            <text:p>7.12486690803604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7.61598393947944" calcext:value-type="float">
            <text:p>7.61598393947944</text:p>
          </table:table-cell>
          <table:table-cell table:formula="of:=1.96*SQRT((([.U15]/100)*(1-([.U15]/100)))/[.Y15])*100" office:value-type="float" office:value="0.452535051926053" calcext:value-type="float">
            <text:p>0.452535051926053</text:p>
          </table:table-cell>
          <table:table-cell table:formula="of:=[.AB15]/[.U15]*100" office:value-type="float" office:value="3.33167356839634" calcext:value-type="float">
            <text:p>3.3316735683963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16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17]+[.D18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17]+[.J18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16];[.D16];[.F16];[.H16];[.J16];[.L16];[.N16];[.P16];[.R16])/SUM([.C16];[.E16];[.G16];[.I16];[.K16];[.M16];[.O16];[.Q16];[.S16]))" office:value-type="float" office:value="15.0959824489236" calcext:value-type="float">
            <text:p>15.0959824489236</text:p>
          </table:table-cell>
          <table:table-cell table:formula="of:=(SUM([.B16];[.D16];[.F16];[.H16];[.J16];[.L16];[.N16];[.P16];[.R16])/SUM([.C16];[.E16];[.G16];[.I16];[.K16];[.M16];[.O16];[.Q16];[.S16]))*100" office:value-type="float" office:value="6.62427903174531" calcext:value-type="float">
            <text:p>6.62427903174531</text:p>
          </table:table-cell>
          <table:table-cell office:value-type="float" office:value="20" calcext:value-type="float">
            <text:p>20</text:p>
          </table:table-cell>
          <table:table-cell table:formula="of:=[.U16]/[.V16]" office:value-type="float" office:value="0.331213951587265" calcext:value-type="float">
            <text:p>0.331213951587265</text:p>
          </table:table-cell>
          <table:table-cell office:value-type="string" calcext:value-type="string">
            <text:p>FA</text:p>
          </table:table-cell>
          <table:table-cell table:formula="of:=SUM([.Q16];[.O16];[.M16];[.K16];[.I16];[.G16];[.E16];[.C16];[.S16])" office:value-type="float" office:value="22019" calcext:value-type="float">
            <text:p>22019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14.3827252947628" calcext:value-type="float">
            <text:p>14.3827252947628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15.8836734819638" calcext:value-type="float">
            <text:p>15.8836734819638</text:p>
          </table:table-cell>
          <table:table-cell table:formula="of:=1.96*SQRT((([.U16]/100)*(1-([.U16]/100)))/[.Y16])*100" office:value-type="float" office:value="0.328506198492872" calcext:value-type="float">
            <text:p>0.328506198492872</text:p>
          </table:table-cell>
          <table:table-cell table:formula="of:=[.AB16]/[.U16]*100" office:value-type="float" office:value="4.95912380681102" calcext:value-type="float">
            <text:p>4.95912380681102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17];[.D17];[.F17];[.H17];[.J17];[.L17];[.N17];[.P17];[.R17])/SUM([.C17];[.E17];[.G17];[.I17];[.K17];[.M17];[.O17];[.Q17];[.S17]))" office:value-type="float" office:value="24.1948818897638" calcext:value-type="float">
            <text:p>24.1948818897638</text:p>
          </table:table-cell>
          <table:table-cell table:formula="of:=(SUM([.B17];[.D17];[.F17];[.H17];[.J17];[.L17];[.N17];[.P17];[.R17])/SUM([.C17];[.E17];[.G17];[.I17];[.K17];[.M17];[.O17];[.Q17];[.S17]))*100" office:value-type="float" office:value="4.13310552436742" calcext:value-type="float">
            <text:p>4.13310552436742</text:p>
          </table:table-cell>
          <table:table-cell office:value-type="float" office:value="12" calcext:value-type="float">
            <text:p>12</text:p>
          </table:table-cell>
          <table:table-cell table:formula="of:=[.U17]/[.V17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17];[.O17];[.M17];[.K17];[.I17];[.G17];[.E17];[.C17];[.S17])" office:value-type="float" office:value="12291" calcext:value-type="float">
            <text:p>12291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22.2964530406861" calcext:value-type="float">
            <text:p>22.2964530406861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26.446681443882" calcext:value-type="float">
            <text:p>26.446681443882</text:p>
          </table:table-cell>
          <table:table-cell table:formula="of:=1.96*SQRT((([.U17]/100)*(1-([.U17]/100)))/[.Y17])*100" office:value-type="float" office:value="0.351912779553935" calcext:value-type="float">
            <text:p>0.351912779553935</text:p>
          </table:table-cell>
          <table:table-cell table:formula="of:=[.AB17]/[.U17]*100" office:value-type="float" office:value="8.51448813680594" calcext:value-type="float">
            <text:p>8.51448813680594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16]-[.F17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18];[.D18];[.F18];[.H18];[.J18];[.L18];[.N18];[.P18];[.R18])/SUM([.C18];[.E18];[.G18];[.I18];[.K18];[.M18];[.O18];[.Q18];[.S18]))" office:value-type="float" office:value="39.2683706070288" calcext:value-type="float">
            <text:p>39.2683706070288</text:p>
          </table:table-cell>
          <table:table-cell table:formula="of:=(SUM([.B18];[.D18];[.F18];[.H18];[.J18];[.L18];[.N18];[.P18];[.R18])/SUM([.C18];[.E18];[.G18];[.I18];[.K18];[.M18];[.O18];[.Q18];[.S18]))*100" office:value-type="float" office:value="2.5465787974941" calcext:value-type="float">
            <text:p>2.5465787974941</text:p>
          </table:table-cell>
          <table:table-cell office:value-type="float" office:value="8" calcext:value-type="float">
            <text:p>8</text:p>
          </table:table-cell>
          <table:table-cell table:formula="of:=[.U18]/[.V18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18];[.O18];[.M18];[.K18];[.I18];[.G18];[.E18];[.C18];[.S18])" office:value-type="float" office:value="12291" calcext:value-type="float">
            <text:p>12291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35.3971273174683" calcext:value-type="float">
            <text:p>35.3971273174683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44.0903580275833" calcext:value-type="float">
            <text:p>44.0903580275833</text:p>
          </table:table-cell>
          <table:table-cell table:formula="of:=1.96*SQRT((([.U18]/100)*(1-([.U18]/100)))/[.Y18])*100" office:value-type="float" office:value="0.278509213268019" calcext:value-type="float">
            <text:p>0.278509213268019</text:p>
          </table:table-cell>
          <table:table-cell table:formula="of:=[.AB18]/[.U18]*100" office:value-type="float" office:value="10.9366030040806" calcext:value-type="float">
            <text:p>10.9366030040806</text:p>
          </table:table-cell>
          <table:table-cell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19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19];[.D19];[.F19];[.H19];[.J19];[.L19];[.N19];[.P19];[.R19])/SUM([.C19];[.E19];[.G19];[.I19];[.K19];[.M19];[.O19];[.Q19];[.S19]))" office:value-type="float" office:value="12.9706644674835" calcext:value-type="float">
            <text:p>12.9706644674835</text:p>
          </table:table-cell>
          <table:table-cell table:formula="of:=(SUM([.B19];[.D19];[.F19];[.H19];[.J19];[.L19];[.N19];[.P19];[.R19])/SUM([.C19];[.E19];[.G19];[.I19];[.K19];[.M19];[.O19];[.Q19];[.S19]))*100" office:value-type="float" office:value="7.70970525455289" calcext:value-type="float">
            <text:p>7.70970525455289</text:p>
          </table:table-cell>
          <table:table-cell office:value-type="float" office:value="24" calcext:value-type="float">
            <text:p>24</text:p>
          </table:table-cell>
          <table:table-cell table:formula="of:=[.U19]/[.V19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19];[.O19];[.M19];[.K19];[.I19];[.G19];[.E19];[.C19];[.S19])" office:value-type="float" office:value="22019" calcext:value-type="float">
            <text:p>22019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2.4038100799109" calcext:value-type="float">
            <text:p>12.4038100799109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3.5918104998104" calcext:value-type="float">
            <text:p>13.5918104998104</text:p>
          </table:table-cell>
          <table:table-cell table:formula="of:=1.96*SQRT((([.U19]/100)*(1-([.U19]/100)))/[.Y19])*100" office:value-type="float" office:value="0.352333696040127" calcext:value-type="float">
            <text:p>0.352333696040127</text:p>
          </table:table-cell>
          <table:table-cell table:formula="of:=[.AB19]/[.U19]*100" office:value-type="float" office:value="4.57000215192481" calcext:value-type="float">
            <text:p>4.57000215192481</text:p>
          </table:table-cell>
          <table:table-cell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20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0];[.D20];[.F20];[.H20];[.J20];[.L20];[.N20];[.P20];[.R20])/SUM([.C20];[.E20];[.G20];[.I20];[.K20];[.M20];[.O20];[.Q20];[.S20]))" office:value-type="float" office:value="30.8389355742297" calcext:value-type="float">
            <text:p>30.8389355742297</text:p>
          </table:table-cell>
          <table:table-cell table:formula="of:=(SUM([.B20];[.D20];[.F20];[.H20];[.J20];[.L20];[.N20];[.P20];[.R20])/SUM([.C20];[.E20];[.G20];[.I20];[.K20];[.M20];[.O20];[.Q20];[.S20]))*100" office:value-type="float" office:value="3.24265407148372" calcext:value-type="float">
            <text:p>3.24265407148372</text:p>
          </table:table-cell>
          <table:table-cell office:value-type="float" office:value="12" calcext:value-type="float">
            <text:p>12</text:p>
          </table:table-cell>
          <table:table-cell table:formula="of:=[.U20]/[.V20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20];[.O20];[.M20];[.K20];[.I20];[.G20];[.E20];[.C20];[.S20])" office:value-type="float" office:value="22019" calcext:value-type="float">
            <text:p>22019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8.7635828444596" calcext:value-type="float">
            <text:p>28.7635828444596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33.2370589736511" calcext:value-type="float">
            <text:p>33.2370589736511</text:p>
          </table:table-cell>
          <table:table-cell table:formula="of:=1.96*SQRT((([.U20]/100)*(1-([.U20]/100)))/[.Y20])*100" office:value-type="float" office:value="0.233964280991857" calcext:value-type="float">
            <text:p>0.233964280991857</text:p>
          </table:table-cell>
          <table:table-cell table:formula="of:=[.AB20]/[.U20]*100" office:value-type="float" office:value="7.21520938817887" calcext:value-type="float">
            <text:p>7.21520938817887</text:p>
          </table:table-cell>
          <table:table-cell table:number-columns-repeated="2"/>
          <table:table-cell table:formula="of:=SUM([.AF16:.AF19])" office:value-type="float" office:value="16" calcext:value-type="float">
            <text:p>16</text:p>
          </table:table-cell>
          <table:table-cell table:formula="of:=SUM([.AG16:.AG19])" office:value-type="float" office:value="7" calcext:value-type="float">
            <text:p>7</text:p>
          </table:table-cell>
          <table:table-cell table:formula="of:=SUM([.AH16:.AH19])" office:value-type="float" office:value="1" calcext:value-type="float">
            <text:p>1</text:p>
          </table:table-cell>
          <table:table-cell table:formula="of:=SUM([.AI16:.AI19])" office:value-type="float" office:value="6" calcext:value-type="float">
            <text:p>6</text:p>
          </table:table-cell>
          <table:table-cell table:formula="of:=SUM([.AJ16:.AJ19])" office:value-type="float" office:value="2" calcext:value-type="float">
            <text:p>2</text:p>
          </table:table-cell>
          <table:table-cell table:formula="of:=SUM([.AK16:.AK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21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1];[.D21];[.F21];[.H21];[.J21];[.L21];[.N21];[.P21];[.R21])/SUM([.C21];[.E21];[.G21];[.I21];[.K21];[.M21];[.O21];[.Q21];[.S21]))" office:value-type="float" office:value="53.4441747572816" calcext:value-type="float">
            <text:p>53.4441747572816</text:p>
          </table:table-cell>
          <table:table-cell table:formula="of:=(SUM([.B21];[.D21];[.F21];[.H21];[.J21];[.L21];[.N21];[.P21];[.R21])/SUM([.C21];[.E21];[.G21];[.I21];[.K21];[.M21];[.O21];[.Q21];[.S21]))*100" office:value-type="float" office:value="1.87111131295699" calcext:value-type="float">
            <text:p>1.87111131295699</text:p>
          </table:table-cell>
          <table:table-cell office:value-type="float" office:value="6" calcext:value-type="float">
            <text:p>6</text:p>
          </table:table-cell>
          <table:table-cell table:formula="of:=[.U21]/[.V21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21];[.O21];[.M21];[.K21];[.I21];[.G21];[.E21];[.C21];[.S21])" office:value-type="float" office:value="22019" calcext:value-type="float">
            <text:p>22019</text:p>
          </table:table-cell>
          <table:table-cell table:formula="of:=1/(SUM([.B21];[.D21];[.F21];[.H21];[.J21];[.L21];[.N21];[.P21];[.R21])/SUM([.C21];[.E21];[.G21];[.I21];[.K21];[.M21];[.O21];[.Q21];[.S21])+([.AB21]/100))" office:value-type="float" office:value="48.7783050320813" calcext:value-type="float">
            <text:p>48.7783050320813</text:p>
          </table:table-cell>
          <table:table-cell table:formula="of:=1/(SUM([.B21];[.D21];[.F21];[.H21];[.J21];[.L21];[.N21];[.P21];[.R21])/SUM([.C21];[.E21];[.G21];[.I21];[.K21];[.M21];[.O21];[.Q21];[.S21])-([.AB21]/100))" office:value-type="float" office:value="59.0970831776293" calcext:value-type="float">
            <text:p>59.0970831776293</text:p>
          </table:table-cell>
          <table:table-cell table:formula="of:=1.96*SQRT((([.U21]/100)*(1-([.U21]/100)))/[.Y21])*100" office:value-type="float" office:value="0.178980422174649" calcext:value-type="float">
            <text:p>0.178980422174649</text:p>
          </table:table-cell>
          <table:table-cell table:formula="of:=[.AB21]/[.U21]*100" office:value-type="float" office:value="9.56546096083398" calcext:value-type="float">
            <text:p>9.565460960833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formula="of:=SUM([.U15];[.U16];[.U19:.U21])" office:value-type="float" office:value="33.0305645124665" calcext:value-type="float">
            <text:p>33.0305645124665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2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25]" office:value-type="float" office:value="3" calcext:value-type="float">
            <text:p>3</text:p>
          </table:table-cell>
          <table:table-cell table:formula="of:=[.F25]" office:value-type="float" office:value="4" calcext:value-type="float">
            <text:p>4</text:p>
          </table:table-cell>
          <table:table-cell table:formula="of:=[.G25]" office:value-type="float" office:value="5" calcext:value-type="float">
            <text:p>5</text:p>
          </table:table-cell>
          <table:table-cell table:formula="of:=[.H25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37]*[.B26]" office:value-type="float" office:value="0" calcext:value-type="float">
            <text:p>0</text:p>
          </table:table-cell>
          <table:table-cell table:formula="of:=1/[.$B$37]*[.C26]" office:value-type="float" office:value="0" calcext:value-type="float">
            <text:p>0</text:p>
          </table:table-cell>
          <table:table-cell table:formula="of:=1/[.$B$37]*[.D26]" office:value-type="float" office:value="0" calcext:value-type="float">
            <text:p>0</text:p>
          </table:table-cell>
          <table:table-cell table:formula="of:=1/[.$B$37]*[.E26]" office:value-type="float" office:value="0.00934579439252336" calcext:value-type="float">
            <text:p>0.00934579439252336</text:p>
          </table:table-cell>
          <table:table-cell table:formula="of:=1/[.$B$37]*[.F26]" office:value-type="float" office:value="0.177570093457944" calcext:value-type="float">
            <text:p>0.177570093457944</text:p>
          </table:table-cell>
          <table:table-cell table:formula="of:=1/[.$B$37]*[.G26]" office:value-type="float" office:value="0.728971962616822" calcext:value-type="float">
            <text:p>0.728971962616822</text:p>
          </table:table-cell>
          <table:table-cell table:formula="of:=1/[.$B$37]*[.H26]" office:value-type="float" office:value="0.0841121495327103" calcext:value-type="float">
            <text:p>0.0841121495327103</text:p>
          </table:table-cell>
          <table:table-cell table:formula="of:=([.U15]-13.57442348)/100" office:value-type="float" office:value="0.0000839136172760036" calcext:value-type="float">
            <text:p>8.39136172760036E-05</text:p>
          </table:table-cell>
          <table:table-cell table:style-name="ce21" table:formula="of:=[.P26]*36" office:value-type="float" office:value="0.00302089022193613" calcext:value-type="float">
            <text:p>0.00302089022193613</text:p>
          </table:table-cell>
          <table:table-cell table:style-name="ce21" table:formula="of:=[.Q26]/3" office:value-type="float" office:value="0.00100696340731204" calcext:value-type="float">
            <text:p>0.00100696340731204</text:p>
          </table:table-cell>
          <table:table-cell table:style-name="ce21" table:formula="of:=[.L26]-[.R26]" office:value-type="float" office:value="0.00833883098521132" calcext:value-type="float">
            <text:p>0.00833883098521132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27]" office:value-type="float" office:value="2" calcext:value-type="float">
            <text:p>2</text:p>
          </table:table-cell>
          <table:table-cell table:formula="of:=[.E27]" office:value-type="float" office:value="3" calcext:value-type="float">
            <text:p>3</text:p>
          </table:table-cell>
          <table:table-cell table:formula="of:=[.F27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37]*[.B28]" office:value-type="float" office:value="0" calcext:value-type="float">
            <text:p>0</text:p>
          </table:table-cell>
          <table:table-cell table:formula="of:=1/[.$B$37]*[.C28]" office:value-type="float" office:value="0" calcext:value-type="float">
            <text:p>0</text:p>
          </table:table-cell>
          <table:table-cell table:formula="of:=1/[.$B$37]*[.D28]" office:value-type="float" office:value="0.616822429906542" calcext:value-type="float">
            <text:p>0.616822429906542</text:p>
          </table:table-cell>
          <table:table-cell table:formula="of:=1/[.$B$37]*[.E28]" office:value-type="float" office:value="0.355140186915888" calcext:value-type="float">
            <text:p>0.355140186915888</text:p>
          </table:table-cell>
          <table:table-cell table:formula="of:=1/[.$B$37]*[.F28]" office:value-type="float" office:value="0.0280373831775701" calcext:value-type="float">
            <text:p>0.0280373831775701</text:p>
          </table:table-cell>
          <table:table-cell table:formula="of:=1/[.$B$37]*[.G28]" office:value-type="float" office:value="0" calcext:value-type="float">
            <text:p>0</text:p>
          </table:table-cell>
          <table:table-cell table:formula="of:=1/[.$B$37]*[.H28]" office:value-type="float" office:value="0" calcext:value-type="float">
            <text:p>0</text:p>
          </table:table-cell>
          <table:table-cell table:formula="of:=([.U16]-6.682389937)/100" office:value-type="float" office:value="-0.0005811090525469" calcext:value-type="float">
            <text:p>-0.0005811090525469</text:p>
          </table:table-cell>
          <table:table-cell table:style-name="ce21" table:formula="of:=[.P28]*36" office:value-type="float" office:value="-0.0209199258916884" calcext:value-type="float">
            <text:p>-0.0209199258916884</text:p>
          </table:table-cell>
          <table:table-cell table:style-name="ce21" table:formula="of:=[.Q28]/2" office:value-type="float" office:value="-0.0104599629458442" calcext:value-type="float">
            <text:p>-0.0104599629458442</text:p>
          </table:table-cell>
          <table:table-cell table:style-name="ce21" table:formula="of:=[.K28]-[.R28]" office:value-type="float" office:value="0.627282392852386" calcext:value-type="float">
            <text:p>0.627282392852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29]" office:value-type="float" office:value="2" calcext:value-type="float">
            <text:p>2</text:p>
          </table:table-cell>
          <table:table-cell table:formula="of:=[.E29]" office:value-type="float" office:value="3" calcext:value-type="float">
            <text:p>3</text:p>
          </table:table-cell>
          <table:table-cell table:formula="of:=[.F29]" office:value-type="float" office:value="4" calcext:value-type="float">
            <text:p>4</text:p>
          </table:table-cell>
          <table:table-cell table:formula="of:=[.G29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37]*[.B30]" office:value-type="float" office:value="0" calcext:value-type="float">
            <text:p>0</text:p>
          </table:table-cell>
          <table:table-cell table:formula="of:=1/[.$B$37]*[.C30]" office:value-type="float" office:value="0" calcext:value-type="float">
            <text:p>0</text:p>
          </table:table-cell>
          <table:table-cell table:formula="of:=1/[.$B$37]*[.D30]" office:value-type="float" office:value="0.271028037383178" calcext:value-type="float">
            <text:p>0.271028037383178</text:p>
          </table:table-cell>
          <table:table-cell table:formula="of:=1/[.$B$37]*[.E30]" office:value-type="float" office:value="0.719626168224299" calcext:value-type="float">
            <text:p>0.719626168224299</text:p>
          </table:table-cell>
          <table:table-cell table:formula="of:=1/[.$B$37]*[.F30]" office:value-type="float" office:value="0.00934579439252336" calcext:value-type="float">
            <text:p>0.00934579439252336</text:p>
          </table:table-cell>
          <table:table-cell table:formula="of:=1/[.$B$37]*[.G30]" office:value-type="float" office:value="0" calcext:value-type="float">
            <text:p>0</text:p>
          </table:table-cell>
          <table:table-cell table:formula="of:=1/[.$B$37]*[.H30]" office:value-type="float" office:value="0" calcext:value-type="float">
            <text:p>0</text:p>
          </table:table-cell>
          <table:table-cell table:formula="of:=([.U19]-7.599580713)/100" office:value-type="float" office:value="0.00110124541552886" calcext:value-type="float">
            <text:p>0.00110124541552886</text:p>
          </table:table-cell>
          <table:table-cell table:style-name="ce21" table:formula="of:=[.P30]*36" office:value-type="float" office:value="0.039644834959039" calcext:value-type="float">
            <text:p>0.039644834959039</text:p>
          </table:table-cell>
          <table:table-cell table:style-name="ce21" table:formula="of:=[.Q30]/2" office:value-type="float" office:value="0.0198224174795195" calcext:value-type="float">
            <text:p>0.0198224174795195</text:p>
          </table:table-cell>
          <table:table-cell table:style-name="ce21" table:formula="of:=[.K30]-[.R30]" office:value-type="float" office:value="0.251205619903658" calcext:value-type="float">
            <text:p>0.2512056199036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1" calcext:value-type="float">
            <text:p>1</text:p>
          </table:table-cell>
          <table:table-cell table:formula="of:=[.D31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37]*[.B32]" office:value-type="float" office:value="0.0467289719626168" calcext:value-type="float">
            <text:p>0.0467289719626168</text:p>
          </table:table-cell>
          <table:table-cell table:formula="of:=1/[.$B$37]*[.C32]" office:value-type="float" office:value="0.747663551401869" calcext:value-type="float">
            <text:p>0.747663551401869</text:p>
          </table:table-cell>
          <table:table-cell table:formula="of:=1/[.$B$37]*[.D32]" office:value-type="float" office:value="0.205607476635514" calcext:value-type="float">
            <text:p>0.205607476635514</text:p>
          </table:table-cell>
          <table:table-cell table:formula="of:=1/[.$B$37]*[.E32]" office:value-type="float" office:value="0" calcext:value-type="float">
            <text:p>0</text:p>
          </table:table-cell>
          <table:table-cell table:formula="of:=1/[.$B$37]*[.F32]" office:value-type="float" office:value="0" calcext:value-type="float">
            <text:p>0</text:p>
          </table:table-cell>
          <table:table-cell table:formula="of:=1/[.$B$37]*[.G32]" office:value-type="float" office:value="0" calcext:value-type="float">
            <text:p>0</text:p>
          </table:table-cell>
          <table:table-cell table:formula="of:=1/[.$B$37]*[.H32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37]*[.B34]" office:value-type="float" office:value="0.308411214953271" calcext:value-type="float">
            <text:p>0.308411214953271</text:p>
          </table:table-cell>
          <table:table-cell table:formula="of:=1/[.$B$37]*[.C34]" office:value-type="float" office:value="0.682242990654206" calcext:value-type="float">
            <text:p>0.682242990654206</text:p>
          </table:table-cell>
          <table:table-cell table:formula="of:=1/[.$B$37]*[.D34]" office:value-type="float" office:value="0.00934579439252336" calcext:value-type="float">
            <text:p>0.00934579439252336</text:p>
          </table:table-cell>
          <table:table-cell table:formula="of:=1/[.$B$37]*[.E34]" office:value-type="float" office:value="0" calcext:value-type="float">
            <text:p>0</text:p>
          </table:table-cell>
          <table:table-cell table:formula="of:=1/[.$B$37]*[.F34]" office:value-type="float" office:value="0" calcext:value-type="float">
            <text:p>0</text:p>
          </table:table-cell>
          <table:table-cell table:formula="of:=1/[.$B$37]*[.G34]" office:value-type="float" office:value="0" calcext:value-type="float">
            <text:p>0</text:p>
          </table:table-cell>
          <table:table-cell table:formula="of:=1/[.$B$37]*[.H34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2" calcext:value-type="float">
            <text:p>2</text:p>
          </table:table-cell>
          <table:table-cell table:formula="of:=[.E35]" office:value-type="float" office:value="3" calcext:value-type="float">
            <text:p>3</text:p>
          </table:table-cell>
          <table:table-cell table:formula="of:=[.F35]" office:value-type="float" office:value="4" calcext:value-type="float">
            <text:p>4</text:p>
          </table:table-cell>
          <table:table-cell table:formula="of:=[.G35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37]*[.C36]" office:value-type="float" office:value="0.158878504672897" calcext:value-type="float">
            <text:p>0.158878504672897</text:p>
          </table:table-cell>
          <table:table-cell table:formula="of:=1/[.$B$37]*[.D36]" office:value-type="float" office:value="0.831775700934579" calcext:value-type="float">
            <text:p>0.831775700934579</text:p>
          </table:table-cell>
          <table:table-cell table:formula="of:=1/[.$B$37]*[.E36]" office:value-type="float" office:value="0" calcext:value-type="float">
            <text:p>0</text:p>
          </table:table-cell>
          <table:table-cell table:formula="of:=1/[.$B$37]*[.F36]" office:value-type="float" office:value="0.00934579439252336" calcext:value-type="float">
            <text:p>0.00934579439252336</text:p>
          </table:table-cell>
          <table:table-cell table:formula="of:=1/[.$B$37]*[.G36]" office:value-type="float" office:value="0" calcext:value-type="float">
            <text:p>0</text:p>
          </table:table-cell>
          <table:table-cell table:formula="of:=1/[.$B$37]*[.H36]" office:value-type="float" office:value="0" calcext:value-type="float">
            <text:p>0</text:p>
          </table:table-cell>
          <table:table-cell table:formula="of:=([.U22]-5.162473795)/100" office:value-type="float" office:value="0.278680907174665" calcext:value-type="float">
            <text:p>0.278680907174665</text:p>
          </table:table-cell>
          <table:table-cell table:style-name="ce21" table:formula="of:=[.P36]*36" office:value-type="float" office:value="10.0325126582879" calcext:value-type="float">
            <text:p>10.0325126582879</text:p>
          </table:table-cell>
          <table:table-cell table:style-name="ce21" table:formula="of:=[.Q36]/2" office:value-type="float" office:value="5.01625632914397" calcext:value-type="float">
            <text:p>5.01625632914397</text:p>
          </table:table-cell>
          <table:table-cell table:style-name="ce21" table:formula="of:=[.J36]-[.R36]" office:value-type="float" office:value="-4.85737782447107" calcext:value-type="float">
            <text:p>-4.85737782447107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table table:name="misc data collection" table:style-name="ta1"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3" table:default-cell-style-name="ce21"/>
        <table:table-column table:style-name="co16" table:default-cell-style-name="ce21"/>
        <table:table-column table:style-name="co17" table:default-cell-style-name="ce21"/>
        <table:table-column table:style-name="co10" table:default-cell-style-name="ce21"/>
        <table:table-column table:style-name="co3" table:default-cell-style-name="ce21"/>
        <table:table-column table:style-name="co10" table:default-cell-style-name="ce21"/>
        <table:table-column table:style-name="co18" table:default-cell-style-name="ce21"/>
        <table:table-column table:style-name="co19" table:default-cell-style-name="ce21"/>
        <table:table-column table:style-name="co17" table:default-cell-style-name="ce21"/>
        <table:table-column table:style-name="co20" table:default-cell-style-name="ce21"/>
        <table:table-column table:style-name="co17" table:default-cell-style-name="ce21"/>
        <table:table-column table:style-name="co21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22" table:default-cell-style-name="ce21"/>
        <table:table-column table:style-name="co23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6" calcext:value-type="float">
            <text:p>4.62927035006326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6" calcext:value-type="float">
            <text:p>21.6016763848396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6" calcext:value-type="float">
            <text:p>38.892909053209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8" calcext:value-type="float">
            <text:p>0.0354954634212068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7" calcext:value-type="float">
            <text:p>0.0932954263159347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1" calcext:value-type="float">
            <text:p>0.0942363732533751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4" calcext:value-type="float">
            <text:p>25.1724452554744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2" calcext:value-type="float">
            <text:p>0.704517744639782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39" calcext:value-type="float">
            <text:p>55.5930232558139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2" calcext:value-type="float">
            <text:p>0.8347245409015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6" calcext:value-type="float">
            <text:p>25.7417171786436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7" calcext:value-type="float">
            <text:p>68.1984732824427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" calcext:value-type="float">
            <text:p>40.60251046025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" calcext:value-type="float">
            <text:p>40.602510460251</text:p>
          </table:table-cell>
          <table:table-cell table:formula="of:=1/(SUM([.B162];[.D162];[.F162];[.H162])/SUM([.C162];[.E162];[.G162];[.I162])-([.U162]/100))" office:value-type="float" office:value="40.602510460251" calcext:value-type="float">
            <text:p>40.60251046025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3" calcext:value-type="float">
            <text:p>82.8675279176703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3" calcext:value-type="float">
            <text:p>82.8675279176703</text:p>
          </table:table-cell>
          <table:table-cell table:formula="of:=1/(SUM([.B175];[.D175];[.F175];[.H175])/SUM([.C175];[.E175];[.G175];[.I175])-([.U175]/100))" office:value-type="float" office:value="82.8675279176703" calcext:value-type="float">
            <text:p>82.8675279176703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8" calcext:value-type="float">
            <text:p>0.0962707507580608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7" calcext:value-type="float">
            <text:p>84.6386239290407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19" calcext:value-type="float">
            <text:p>0.0784684052136319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10" table:default-cell-style-name="ce35"/>
        <table:table-column table:style-name="co29" table:number-columns-repeated="2" table:default-cell-style-name="ce35"/>
        <table:table-column table:style-name="co10" table:default-cell-style-name="ce35"/>
        <table:table-column table:style-name="co18" table:default-cell-style-name="ce35"/>
        <table:table-column table:style-name="co30" table:default-cell-style-name="ce35"/>
        <table:table-column table:style-name="co10" table:number-columns-repeated="28" table:default-cell-style-name="ce35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37" office:value-type="string" calcext:value-type="string">
            <text:p>holo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table:formula="of:=1/([.O13]/[.P13])" office:value-type="float" office:value="9.63934426229508" calcext:value-type="float">
            <text:p>9.63934426229508</text:p>
          </table:table-cell>
          <table:table-cell table:style-name="ce3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37" office:value-type="string" calcext:value-type="string">
            <text:p>FA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37"/>
          <table:table-cell table:style-name="ce38"/>
          <table:table-cell table:style-name="ce3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3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6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break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holo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10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combined EX</text:p>
          </table:table-cell>
          <table:table-cell table:style-name="ce37" table:formula="of:=[.B11]+[.B10]" office:value-type="float" office:value="81" calcext:value-type="float">
            <text:p>8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[.D11]+[.D10]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Gold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+49" office:value-type="float" office:value="61" calcext:value-type="float">
            <text:p>61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https://cardzard.com/blogs/news/xy-evolutions-etb-pull-rates</text:p>
          </table:table-cell>
          <table:table-cell table:style-name="ce37" table:number-columns-repeated="2"/>
          <table:table-cell table:style-name="ce37" office:value-type="string" calcext:value-type="string">
            <text:p>https://docs.google.com/spreadsheets/d/1Qct7IOTe7W1CamyYBwKgImGBituap8QwnuFJ7xl1m9E/edit#gid=0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 table:style-name="ce37" table:number-columns-repeated="10"/>
          <table:table-cell table:number-columns-repeated="9"/>
        </table:table-row>
        <table:table-row table:style-name="ro1">
          <table:table-cell table:style-name="ce37" office:value-type="string" calcext:value-type="string">
            <text:p>proof of multiple secrets per pack being possible</text:p>
          </table:table-cell>
          <table:table-cell table:style-name="ce3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22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37" office:value-type="float" office:value="41" calcext:value-type="float">
            <text:p>41</text:p>
          </table:table-cell>
          <table:table-cell table:style-name="ce37" table:formula="of:=712-31" office:value-type="float" office:value="681" calcext:value-type="float">
            <text:p>681</text:p>
          </table:table-cell>
          <table:table-cell table:style-name="ce3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37" table:number-columns-repeated="4"/>
          <table:table-cell table:style-name="ce39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3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3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Legendary Treasures:</text:p>
          </table:table-cell>
          <table:table-cell table:style-name="ce37" table:number-columns-repeated="9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holo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gold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main ex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ex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FA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37" table:number-columns-repeated="10"/>
          <table:table-cell table:number-columns-repeated="20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primal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FA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37"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40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40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0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0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0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0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0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40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0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40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0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0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0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0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40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40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0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0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40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40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0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0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40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40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0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0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0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0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0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40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0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0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40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0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0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0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40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0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0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40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40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40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0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6-10T14:49:23.663005417</dc:date>
    <meta:editing-duration>P17DT21H46M26S</meta:editing-duration>
    <meta:editing-cycles>196</meta:editing-cycles>
    <meta:generator>LibreOffice/7.3.7.2$Linux_X86_64 LibreOffice_project/30$Build-2</meta:generator>
    <meta:document-statistic meta:table-count="17" meta:cell-count="16899" meta:object-count="0"/>
    <meta:user-defined meta:name="sheets-banding"/>
    <meta:user-defined meta:name="sheets-original-selection"/>
  </office:meta>
</office:document-meta>
</file>